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svg:font-family="Courier"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21cf7" officeooo:paragraph-rsid="00121cf7"/>
    </style:style>
    <style:style style:name="P2" style:family="paragraph" style:parent-style-name="Standard">
      <style:text-properties officeooo:rsid="0013bc9f" officeooo:paragraph-rsid="0013bc9f"/>
    </style:style>
    <style:style style:name="P3" style:family="paragraph" style:parent-style-name="Standard">
      <style:text-properties officeooo:rsid="0013bc9f" officeooo:paragraph-rsid="0013dca7"/>
    </style:style>
    <style:style style:name="P4" style:family="paragraph" style:parent-style-name="Standard">
      <style:text-properties officeooo:rsid="0013dca7" officeooo:paragraph-rsid="0015ba33"/>
    </style:style>
    <style:style style:name="P5" style:family="paragraph" style:parent-style-name="Standard">
      <style:text-properties fo:color="#ffffff" fo:font-size="10pt" officeooo:rsid="0013bc9f" officeooo:paragraph-rsid="0013bc9f" fo:background-color="#000000" style:font-size-asian="10pt" style:font-size-complex="10pt"/>
    </style:style>
    <style:style style:name="P6" style:family="paragraph" style:parent-style-name="Standard">
      <style:text-properties fo:color="#ffffff" fo:font-size="10pt" officeooo:rsid="0015ba33" officeooo:paragraph-rsid="0015ba33" fo:background-color="#000000" style:font-size-asian="10pt" style:font-size-complex="10pt"/>
    </style:style>
    <style:style style:name="P7" style:family="paragraph" style:parent-style-name="Standard">
      <style:text-properties fo:color="#ffffff" fo:font-size="9pt" fo:text-shadow="none" officeooo:rsid="00172bc3" officeooo:paragraph-rsid="00172bc3" fo:background-color="#000000" style:font-size-asian="9pt" style:font-size-complex="9pt"/>
    </style:style>
    <style:style style:name="P8" style:family="paragraph" style:parent-style-name="Standard">
      <style:text-properties fo:color="#ffffff" fo:font-size="12pt" fo:text-shadow="none" officeooo:rsid="0018f966" officeooo:paragraph-rsid="0018f966" fo:background-color="#000000" style:font-size-asian="10.5pt" style:font-size-complex="12pt"/>
    </style:style>
    <style:style style:name="P9" style:family="paragraph" style:parent-style-name="Standard">
      <style:text-properties fo:color="#ffffff" fo:font-size="12pt" fo:text-shadow="none" officeooo:rsid="0020bddc" officeooo:paragraph-rsid="0020bddc" fo:background-color="#000000" style:font-size-asian="10.5pt" style:font-size-complex="12pt"/>
    </style:style>
    <style:style style:name="P10" style:family="paragraph" style:parent-style-name="Standard">
      <style:text-properties fo:color="#ffffff" fo:font-size="12pt" fo:text-shadow="none" officeooo:rsid="00228fe1" officeooo:paragraph-rsid="00228fe1" fo:background-color="#000000" style:font-size-asian="10.5pt" style:font-size-complex="12pt"/>
    </style:style>
    <style:style style:name="P11" style:family="paragraph" style:parent-style-name="Standard">
      <style:text-properties fo:color="#ffffff" style:font-name="Monospace" fo:font-size="10pt" fo:text-shadow="none" officeooo:rsid="0018f966" officeooo:paragraph-rsid="001bffd9" fo:background-color="#000000" style:font-size-asian="10pt" style:font-size-complex="12pt"/>
    </style:style>
    <style:style style:name="P12" style:family="paragraph" style:parent-style-name="Standard">
      <style:text-properties officeooo:rsid="0015ba33" officeooo:paragraph-rsid="0013dca7"/>
    </style:style>
    <style:style style:name="P13" style:family="paragraph" style:parent-style-name="Standard">
      <style:text-properties style:use-window-font-color="true" fo:font-size="12pt" fo:text-shadow="none" officeooo:rsid="0016b1e2" officeooo:paragraph-rsid="0016b1e2" fo:background-color="transparent" style:font-size-asian="10.5pt" style:font-size-complex="12pt"/>
    </style:style>
    <style:style style:name="P14" style:family="paragraph" style:parent-style-name="Standard">
      <style:text-properties style:use-window-font-color="true" fo:font-size="12pt" fo:text-shadow="none" officeooo:rsid="00172bc3" officeooo:paragraph-rsid="00172bc3" fo:background-color="transparent" style:font-size-asian="10.5pt" style:font-size-complex="12pt"/>
    </style:style>
    <style:style style:name="P15" style:family="paragraph" style:parent-style-name="Standard">
      <style:text-properties style:use-window-font-color="true" fo:font-size="12pt" fo:text-shadow="none" officeooo:rsid="0018f966" officeooo:paragraph-rsid="0018f966" fo:background-color="transparent" style:font-size-asian="10.5pt" style:font-size-complex="12pt"/>
    </style:style>
    <style:style style:name="P16" style:family="paragraph" style:parent-style-name="Standard">
      <style:text-properties style:use-window-font-color="true" fo:font-size="12pt" fo:text-shadow="none" officeooo:rsid="0018f966" officeooo:paragraph-rsid="001a8ad8" fo:background-color="transparent" style:font-size-asian="10.5pt" style:font-size-complex="12pt"/>
    </style:style>
    <style:style style:name="P17" style:family="paragraph" style:parent-style-name="Standard">
      <style:text-properties style:use-window-font-color="true" fo:font-size="12pt" fo:text-shadow="none" officeooo:rsid="0018f966" officeooo:paragraph-rsid="001bffd9" fo:background-color="transparent" style:font-size-asian="10.5pt" style:font-size-complex="12pt"/>
    </style:style>
    <style:style style:name="P18" style:family="paragraph" style:parent-style-name="Standard">
      <style:text-properties style:use-window-font-color="true" fo:font-size="12pt" fo:text-shadow="none" officeooo:rsid="0018f966" officeooo:paragraph-rsid="00200b65" fo:background-color="transparent" style:font-size-asian="10.5pt" style:font-size-complex="12pt"/>
    </style:style>
    <style:style style:name="P19" style:family="paragraph" style:parent-style-name="Standard">
      <style:text-properties officeooo:paragraph-rsid="002bb30d"/>
    </style:style>
    <style:style style:name="P20" style:family="paragraph" style:parent-style-name="Standard">
      <style:text-properties officeooo:rsid="002dbbb2" officeooo:paragraph-rsid="002dbbb2"/>
    </style:style>
    <style:style style:name="P21" style:family="paragraph" style:parent-style-name="Standard">
      <style:text-properties officeooo:rsid="002dbbb2" officeooo:paragraph-rsid="002ee3dc"/>
    </style:style>
    <style:style style:name="P22" style:family="paragraph" style:parent-style-name="Standard">
      <style:paragraph-properties fo:margin-left="0in" fo:margin-right="0in" fo:text-align="start" style:justify-single-word="false" fo:text-indent="0in" style:auto-text-indent="false"/>
      <style:text-properties fo:color="#ffffff" fo:font-size="9pt" fo:background-color="#000000" style:font-size-asian="9pt" style:font-size-complex="9pt"/>
    </style:style>
    <style:style style:name="P23" style:family="paragraph" style:parent-style-name="Standard">
      <style:paragraph-properties fo:margin-left="0in" fo:margin-right="0in" fo:text-align="start" style:justify-single-word="false" fo:text-indent="0in" style:auto-text-indent="false"/>
      <style:text-properties fo:color="#ffffff" style:font-name="Monospace" fo:font-size="9pt" fo:background-color="#000000" style:font-size-asian="9pt" style:font-size-complex="9pt"/>
    </style:style>
    <style:style style:name="P24" style:family="paragraph" style:parent-style-name="Standard">
      <style:paragraph-properties fo:margin-left="0in" fo:margin-right="0in" fo:text-align="start" style:justify-single-word="false" fo:text-indent="0in" style:auto-text-indent="false"/>
      <style:text-properties fo:color="#ffffff" style:font-name="Monospace" fo:font-size="10pt" fo:background-color="#000000" style:font-size-asian="10pt"/>
    </style:style>
    <style:style style:name="P25" style:family="paragraph" style:parent-style-name="Standard">
      <style:paragraph-properties fo:margin-left="0in" fo:margin-right="0in" fo:text-align="start" style:justify-single-word="false" fo:text-indent="0in" style:auto-text-indent="false"/>
      <style:text-properties fo:color="#ffffff" style:font-name="Monospace" fo:font-size="10pt" officeooo:paragraph-rsid="001a8ad8" fo:background-color="#000000" style:font-size-asian="10pt"/>
    </style:style>
    <style:style style:name="P26" style:family="paragraph" style:parent-style-name="Standard">
      <style:paragraph-properties fo:margin-left="0in" fo:margin-right="0in" fo:text-align="start" style:justify-single-word="false" fo:text-indent="0in" style:auto-text-indent="false"/>
      <style:text-properties fo:color="#ffffff" style:font-name="Monospace" fo:font-size="10pt" fo:text-shadow="none" officeooo:rsid="0018f966" officeooo:paragraph-rsid="001a8ad8" fo:background-color="#000000" style:font-size-asian="10pt" style:font-size-complex="12pt"/>
    </style:style>
    <style:style style:name="P27" style:family="paragraph" style:parent-style-name="Standard">
      <style:paragraph-properties fo:margin-left="0in" fo:margin-right="0in" fo:text-align="start" style:justify-single-word="false" fo:text-indent="0in" style:auto-text-indent="false"/>
      <style:text-properties fo:color="#ffffff" fo:background-color="#000000"/>
    </style:style>
    <style:style style:name="P28" style:family="paragraph" style:parent-style-name="Standard">
      <style:paragraph-properties fo:margin-left="0in" fo:margin-right="0in" fo:text-align="start" style:justify-single-word="false" fo:text-indent="0in" style:auto-text-indent="false"/>
      <style:text-properties style:use-window-font-color="true" fo:font-size="12pt" fo:text-shadow="none" officeooo:rsid="0018f966" fo:background-color="transparent" style:font-size-asian="10.5pt" style:font-size-complex="12pt"/>
    </style:style>
    <style:style style:name="P29" style:family="paragraph" style:parent-style-name="Standard">
      <style:paragraph-properties fo:margin-left="0in" fo:margin-right="0in" fo:text-align="start" style:justify-single-word="false" fo:text-indent="0in" style:auto-text-indent="false"/>
      <style:text-properties fo:color="#ffffff" style:font-name="Monospace" fo:font-size="9pt" fo:background-color="#000000" style:font-size-asian="9pt" style:font-size-complex="9pt"/>
    </style:style>
    <style:style style:name="P30" style:family="paragraph" style:parent-style-name="Standard">
      <style:paragraph-properties fo:margin-left="0in" fo:margin-right="0in" fo:text-align="start" style:justify-single-word="false" fo:text-indent="0in" style:auto-text-indent="false"/>
      <style:text-properties fo:color="#ffffff" style:font-name="Monospace" fo:font-size="10pt" fo:background-color="#000000" style:font-size-asian="10pt"/>
    </style:style>
    <style:style style:name="P31" style:family="paragraph" style:parent-style-name="Standard">
      <style:paragraph-properties fo:margin-left="0in" fo:margin-right="0in" fo:text-align="start" style:justify-single-word="false" fo:text-indent="0in" style:auto-text-indent="false"/>
      <style:text-properties fo:color="#ffffff" style:font-name="Monospace" fo:font-size="10pt" fo:text-shadow="none" officeooo:rsid="0018f966" officeooo:paragraph-rsid="0018f966" fo:background-color="#000000" style:font-size-asian="10pt" style:font-size-complex="12pt"/>
    </style:style>
    <style:style style:name="P32" style:family="paragraph" style:parent-style-name="Standard">
      <style:paragraph-properties fo:margin-left="0in" fo:margin-right="0in" fo:text-align="start" style:justify-single-word="false" fo:text-indent="0in" style:auto-text-indent="false"/>
      <style:text-properties fo:color="#ffffff" style:font-name="Monospace" fo:font-size="10pt" fo:text-shadow="none" officeooo:rsid="0018f966" officeooo:paragraph-rsid="001a8ad8" fo:background-color="#000000" style:font-size-asian="10pt" style:font-size-complex="12pt"/>
    </style:style>
    <style:style style:name="P33" style:family="paragraph" style:parent-style-name="Standard">
      <style:text-properties style:use-window-font-color="true" fo:font-size="12pt" fo:text-shadow="none" officeooo:rsid="0020bddc" officeooo:paragraph-rsid="0020bddc" fo:background-color="transparent" style:font-size-asian="10.5pt" style:font-size-complex="12pt"/>
    </style:style>
    <style:style style:name="P34" style:family="paragraph" style:parent-style-name="Standard">
      <style:text-properties style:use-window-font-color="true" style:font-name="Liberation Serif" fo:font-size="12pt" fo:language="en" fo:country="US" fo:text-shadow="none" fo:font-weight="normal" officeooo:rsid="002bb30d" officeooo:paragraph-rsid="002bb30d" fo:background-color="transparent" style:font-size-asian="12pt" style:font-weight-asian="normal" style:font-name-complex="Calibri1" style:font-size-complex="12pt" style:font-weight-complex="normal"/>
    </style:style>
    <style:style style:name="P35" style:family="paragraph" style:parent-style-name="Standard">
      <style:text-properties style:use-window-font-color="true" style:font-name="Liberation Serif" fo:font-size="12pt" fo:language="en" fo:country="US" fo:text-shadow="none" fo:font-weight="normal" officeooo:rsid="003598c9" officeooo:paragraph-rsid="003598c9" fo:background-color="transparent" style:font-size-asian="12pt" style:font-weight-asian="normal" style:font-name-complex="Calibri1" style:font-size-complex="12pt" style:font-weight-complex="normal"/>
    </style:style>
    <style:style style:name="P36" style:family="paragraph" style:parent-style-name="Standard">
      <style:text-properties fo:color="#00000a" style:text-outline="false" style:text-line-through-style="none" style:text-line-through-type="none" style:font-name="Liberation Serif" fo:font-size="12pt" fo:language="en" fo:country="US" fo:font-style="normal" fo:text-shadow="none" style:text-underline-style="none" fo:font-weight="normal" officeooo:rsid="002c859a" officeooo:paragraph-rsid="002bb30d" fo:background-color="transparent" style:font-size-asian="12pt" style:font-style-asian="normal" style:font-weight-asian="normal" style:font-name-complex="Calibri1" style:font-weight-complex="normal" style:text-emphasize="none"/>
    </style:style>
    <style:style style:name="P37" style:family="paragraph" style:parent-style-name="Standard">
      <style:text-properties fo:color="#00000a" style:text-outline="false" style:text-line-through-style="none" style:text-line-through-type="none" style:font-name="Liberation Serif" fo:font-size="12pt" fo:language="en" fo:country="US" fo:font-style="normal" fo:text-shadow="none" style:text-underline-style="none" fo:font-weight="normal" officeooo:rsid="002bb30d" officeooo:paragraph-rsid="002dbbb2" fo:background-color="transparent" style:font-size-asian="12pt" style:font-style-asian="normal" style:font-weight-asian="normal" style:font-name-complex="Calibri1" style:font-weight-complex="normal" style:text-emphasize="none"/>
    </style:style>
    <style:style style:name="P38" style:family="paragraph" style:parent-style-name="Standard">
      <style:text-properties fo:color="#00000a" style:text-outline="false" style:text-line-through-style="none" style:text-line-through-type="none" style:font-name="Liberation Serif" fo:font-size="12pt" fo:language="en" fo:country="US" fo:font-style="normal" fo:text-shadow="none" style:text-underline-style="none" fo:font-weight="normal" officeooo:rsid="002bb30d" officeooo:paragraph-rsid="002bb30d" fo:background-color="transparent" style:font-size-asian="12pt" style:font-style-asian="normal" style:font-weight-asian="normal" style:font-name-complex="Calibri1" style:font-weight-complex="normal" style:text-emphasize="none"/>
    </style:style>
    <style:style style:name="P39" style:family="paragraph" style:parent-style-name="Standard">
      <style:text-properties fo:color="#00000a" style:text-outline="false" style:text-line-through-style="none" style:text-line-through-type="none" style:font-name="Liberation Serif" fo:font-size="12pt" fo:language="en" fo:country="US" fo:font-style="normal" fo:text-shadow="none" style:text-underline-style="none" fo:font-weight="normal" officeooo:rsid="002dbbb2" officeooo:paragraph-rsid="002dbbb2" fo:background-color="transparent" style:font-size-asian="12pt" style:font-style-asian="normal" style:font-weight-asian="normal" style:font-name-complex="Calibri1" style:font-weight-complex="normal" style:text-emphasize="none"/>
    </style:style>
    <style:style style:name="P40" style:family="paragraph" style:parent-style-name="Standard">
      <style:text-properties fo:color="#ffffff" style:font-name="Courier" fo:font-size="12pt" fo:language="en" fo:country="US" fo:text-shadow="none" fo:font-weight="normal" officeooo:rsid="003598c9" officeooo:paragraph-rsid="003598c9" fo:background-color="#000000" style:font-size-asian="12pt" style:font-weight-asian="normal" style:font-name-complex="Calibri1" style:font-size-complex="12pt" style:font-weight-complex="normal"/>
    </style:style>
    <style:style style:name="P41" style:family="paragraph" style:parent-style-name="Standard">
      <style:text-properties fo:color="#ffffff" style:font-name="Courier" fo:font-size="12pt" fo:language="en" fo:country="US" fo:text-shadow="none" fo:font-weight="normal" officeooo:rsid="00361786" officeooo:paragraph-rsid="00361786" fo:background-color="#000000" style:font-size-asian="12pt" style:font-weight-asian="normal" style:font-name-complex="Calibri1" style:font-size-complex="12pt" style:font-weight-complex="normal"/>
    </style:style>
    <style:style style:name="P42" style:family="paragraph" style:parent-style-name="Standard">
      <style:text-properties fo:color="#ffffff" style:font-name="Courier" fo:font-size="12pt" fo:language="en" fo:country="US" fo:text-shadow="none" fo:font-weight="normal" officeooo:rsid="00365749" officeooo:paragraph-rsid="00365749" fo:background-color="#000000" style:font-size-asian="12pt" style:font-weight-asian="normal" style:font-name-complex="Calibri1" style:font-size-complex="12pt" style:font-weight-complex="normal"/>
    </style:style>
    <style:style style:name="P43" style:family="paragraph" style:parent-style-name="Standard">
      <style:text-properties fo:color="#ffffff" style:font-name="Courier" fo:font-size="12pt" fo:language="en" fo:country="US" fo:text-shadow="none" fo:font-weight="normal" officeooo:rsid="0037469a" officeooo:paragraph-rsid="0037469a" fo:background-color="#000000" style:font-size-asian="12pt" style:font-weight-asian="normal" style:font-name-complex="Calibri1" style:font-size-complex="12pt" style:font-weight-complex="normal"/>
    </style:style>
    <style:style style:name="P44" style:family="paragraph" style:parent-style-name="Standard">
      <style:text-properties fo:color="#ffffff" style:font-name="Courier" fo:font-size="12pt" fo:language="en" fo:country="US" fo:text-shadow="none" fo:font-weight="normal" officeooo:rsid="0037469a" officeooo:paragraph-rsid="00391b91" fo:background-color="#000000" style:font-size-asian="12pt" style:font-weight-asian="normal" style:font-name-complex="Calibri1" style:font-size-complex="12pt" style:font-weight-complex="normal"/>
    </style:style>
    <style:style style:name="P45" style:family="paragraph" style:parent-style-name="Standard">
      <style:text-properties fo:color="#ffffff" style:font-name="Courier" fo:font-size="12pt" fo:language="en" fo:country="US" fo:text-shadow="none" fo:font-weight="normal" officeooo:rsid="0037469a" officeooo:paragraph-rsid="003abd25" fo:background-color="#000000" style:font-size-asian="12pt" style:font-weight-asian="normal" style:font-name-complex="Calibri1" style:font-size-complex="12pt" style:font-weight-complex="normal"/>
    </style:style>
    <style:style style:name="P46" style:family="paragraph" style:parent-style-name="Standard">
      <style:text-properties fo:color="#ffffff" style:font-name="Courier" fo:font-size="12pt" fo:language="en" fo:country="US" fo:text-shadow="none" fo:font-weight="normal" officeooo:rsid="003c630d" officeooo:paragraph-rsid="003c630d" fo:background-color="#000000" style:font-size-asian="12pt" style:font-weight-asian="normal" style:font-name-complex="Calibri1" style:font-size-complex="12pt" style:font-weight-complex="normal"/>
    </style:style>
    <style:style style:name="P47" style:family="paragraph" style:parent-style-name="Standard">
      <style:text-properties fo:color="#ffffff" style:font-name="Liberation Serif" fo:font-size="12pt" fo:language="en" fo:country="US" fo:text-shadow="none" fo:font-weight="normal" officeooo:rsid="00365749" officeooo:paragraph-rsid="00365749" fo:background-color="#000000" style:font-size-asian="12pt" style:font-weight-asian="normal" style:font-name-complex="Calibri1" style:font-size-complex="12pt" style:font-weight-complex="normal"/>
    </style:style>
    <style:style style:name="P48" style:family="paragraph" style:parent-style-name="Standard">
      <style:text-properties fo:color="#ffffff" style:font-name="Liberation Serif" fo:font-size="12pt" fo:language="en" fo:country="US" fo:text-shadow="none" fo:font-weight="normal" officeooo:rsid="003c630d" officeooo:paragraph-rsid="003c630d" fo:background-color="#000000" style:font-size-asian="12pt" style:font-weight-asian="normal" style:font-name-complex="Calibri1" style:font-size-complex="12pt" style:font-weight-complex="normal"/>
    </style:style>
    <style:style style:name="P49" style:family="paragraph" style:parent-style-name="Standard">
      <style:text-properties fo:color="#000000" style:font-name="Liberation Serif" fo:font-size="12pt" fo:language="en" fo:country="US" fo:text-shadow="none" fo:font-weight="normal" officeooo:rsid="00361786" officeooo:paragraph-rsid="00361786" fo:background-color="#ffffff" style:font-size-asian="12pt" style:font-weight-asian="normal" style:font-name-complex="Calibri1" style:font-size-complex="12pt" style:font-weight-complex="normal"/>
    </style:style>
    <style:style style:name="P50" style:family="paragraph" style:parent-style-name="Standard">
      <style:text-properties fo:color="#000000" style:font-name="Liberation Serif" fo:font-size="12pt" fo:language="en" fo:country="US" fo:text-shadow="none" fo:font-weight="normal" officeooo:rsid="0036e235" officeooo:paragraph-rsid="0037469a" fo:background-color="#ffffff" style:font-size-asian="12pt" style:font-weight-asian="normal" style:font-name-complex="Calibri1" style:font-size-complex="12pt" style:font-weight-complex="normal"/>
    </style:style>
    <style:style style:name="P51" style:family="paragraph" style:parent-style-name="Standard">
      <style:text-properties fo:color="#000000" style:font-name="Liberation Serif" fo:font-size="12pt" fo:language="en" fo:country="US" fo:text-shadow="none" fo:font-weight="normal" officeooo:rsid="0037469a" officeooo:paragraph-rsid="0037469a" fo:background-color="#ffffff" style:font-size-asian="12pt" style:font-weight-asian="normal" style:font-name-complex="Calibri1" style:font-size-complex="12pt" style:font-weight-complex="normal"/>
    </style:style>
    <style:style style:name="P52" style:family="paragraph" style:parent-style-name="Standard">
      <style:text-properties fo:color="#000000" style:font-name="Liberation Serif" fo:font-size="12pt" fo:language="en" fo:country="US" fo:text-shadow="none" fo:font-weight="normal" officeooo:rsid="0037469a" officeooo:paragraph-rsid="003c630d" fo:background-color="#ffffff" style:font-size-asian="12pt" style:font-weight-asian="normal" style:font-name-complex="Calibri1" style:font-size-complex="12pt" style:font-weight-complex="normal"/>
    </style:style>
    <style:style style:name="P53" style:family="paragraph">
      <loext:graphic-properties draw:fill="none" draw:fill-color="#ffffff"/>
    </style:style>
    <style:style style:name="P54" style:family="paragraph">
      <loext:graphic-properties draw:fill="none" draw:fill-color="#ffffff"/>
      <style:text-properties fo:font-size="12pt"/>
    </style:style>
    <style:style style:name="T1" style:family="text">
      <style:text-properties officeooo:rsid="001235cd"/>
    </style:style>
    <style:style style:name="T2" style:family="text">
      <style:text-properties officeooo:rsid="0015ba33"/>
    </style:style>
    <style:style style:name="T3" style:family="text">
      <style:text-properties fo:font-weight="bold" style:font-weight-asian="bold" style:font-weight-complex="bold"/>
    </style:style>
    <style:style style:name="T4" style:family="text">
      <style:text-properties fo:font-weight="bold" officeooo:rsid="0015ba33" style:font-weight-asian="bold" style:font-weight-complex="bold"/>
    </style:style>
    <style:style style:name="T5" style:family="text">
      <style:text-properties style:use-window-font-color="true" fo:background-color="transparent" loext:char-shading-value="0"/>
    </style:style>
    <style:style style:name="T6" style:family="text">
      <style:text-properties style:use-window-font-color="true" officeooo:rsid="00233f1f" fo:background-color="transparent" loext:char-shading-value="0"/>
    </style:style>
    <style:style style:name="T7" style:family="text">
      <style:text-properties style:use-window-font-color="true" officeooo:rsid="0023aa45" fo:background-color="transparent" loext:char-shading-value="0"/>
    </style:style>
    <style:style style:name="T8" style:family="text">
      <style:text-properties style:use-window-font-color="true" fo:font-size="12pt" fo:text-shadow="none" fo:font-weight="bold" officeooo:rsid="002a8244" fo:background-color="transparent" loext:char-shading-value="0" style:font-size-asian="10.5pt" style:font-weight-asian="bold" style:font-size-complex="12pt" style:font-weight-complex="bold"/>
    </style:style>
    <style:style style:name="T9" style:family="text">
      <style:text-properties style:use-window-font-color="true" fo:font-size="12pt" fo:text-shadow="none" fo:font-weight="normal" officeooo:rsid="002bb30d" fo:background-color="transparent" loext:char-shading-value="0" style:font-size-asian="10.5pt" style:font-weight-asian="normal" style:font-size-complex="12pt" style:font-weight-complex="normal"/>
    </style:style>
    <style:style style:name="T10" style:family="text">
      <style:text-properties style:use-window-font-color="true" fo:font-weight="bold" fo:background-color="transparent" loext:char-shading-value="0" style:font-weight-asian="bold" style:font-weight-complex="bold"/>
    </style:style>
    <style:style style:name="T11" style:family="text">
      <style:text-properties style:use-window-font-color="true" style:font-name="Calibri" fo:font-size="12pt" fo:language="en" fo:country="US" fo:text-shadow="none" fo:font-weight="normal" officeooo:rsid="002bb30d" fo:background-color="transparent" loext:char-shading-value="0" style:font-size-asian="12pt" style:font-weight-asian="normal" style:font-size-complex="12pt" style:font-weight-complex="normal"/>
    </style:style>
    <style:style style:name="T12" style:family="text">
      <style:text-properties style:use-window-font-color="true" style:font-name="Calibri" fo:font-size="12pt" fo:language="en" fo:country="US" fo:text-shadow="none" fo:font-weight="normal" officeooo:rsid="002bb30d" fo:background-color="transparent" loext:char-shading-value="0" style:font-size-asian="12pt" style:font-weight-asian="normal" style:font-name-complex="Calibri1" style:font-size-complex="12pt" style:font-weight-complex="normal"/>
    </style:style>
    <style:style style:name="T13" style:family="text">
      <style:text-properties style:use-window-font-color="true" style:font-name="Liberation Serif" fo:font-size="12pt" fo:language="en" fo:country="US" fo:text-shadow="none" fo:font-weight="normal" officeooo:rsid="002bb30d" fo:background-color="transparent" loext:char-shading-value="0" style:font-size-asian="12pt" style:font-weight-asian="normal" style:font-name-complex="Calibri1" style:font-size-complex="12pt" style:font-weight-complex="normal"/>
    </style:style>
    <style:style style:name="T14" style:family="text">
      <style:text-properties officeooo:rsid="00172bc3"/>
    </style:style>
    <style:style style:name="T15" style:family="text">
      <style:text-properties style:font-name="Monospace"/>
    </style:style>
    <style:style style:name="T16" style:family="text">
      <style:text-properties style:font-name="Monospace" fo:font-size="10pt" style:font-size-asian="10pt"/>
    </style:style>
    <style:style style:name="T17" style:family="text">
      <style:text-properties style:font-name="Monospace" fo:font-size="10pt" style:text-underline-style="solid" style:text-underline-width="auto" style:text-underline-color="font-color" style:font-size-asian="10pt"/>
    </style:style>
    <style:style style:name="T18" style:family="text">
      <style:text-properties style:font-name="Monospace" style:text-underline-style="solid" style:text-underline-width="auto" style:text-underline-color="font-color"/>
    </style:style>
    <style:style style:name="T19" style:family="text">
      <style:text-properties officeooo:rsid="0018f966"/>
    </style:style>
    <style:style style:name="T20" style:family="text">
      <style:text-properties officeooo:rsid="001a8ad8"/>
    </style:style>
    <style:style style:name="T21" style:family="text">
      <style:text-properties officeooo:rsid="001ca053"/>
    </style:style>
    <style:style style:name="T22" style:family="text">
      <style:text-properties officeooo:rsid="001f7c78"/>
    </style:style>
    <style:style style:name="T23" style:family="text">
      <style:text-properties fo:font-style="normal" fo:font-weight="bold" style:font-style-asian="normal" style:font-weight-asian="bold" style:font-style-complex="normal" style:font-weight-complex="bold"/>
    </style:style>
    <style:style style:name="T24" style:family="text">
      <style:text-properties officeooo:rsid="00271b86"/>
    </style:style>
    <style:style style:name="T25" style:family="text">
      <style:text-properties fo:color="#00000a" style:text-outline="false" style:text-line-through-style="none" style:text-line-through-type="none" style:font-name="Calibri" fo:font-size="12pt" fo:language="en" fo:country="US" fo:font-style="normal" fo:text-shadow="none" style:text-underline-style="none" fo:font-weight="normal" officeooo:rsid="002bb30d" fo:background-color="transparent" loext:char-shading-value="0" style:font-size-asian="12pt" style:font-style-asian="normal" style:font-weight-asian="normal" style:font-name-complex="Calibri1" style:font-weight-complex="normal" style:text-emphasize="none"/>
    </style:style>
    <style:style style:name="T26" style:family="text">
      <style:text-properties fo:color="#00000a" style:text-outline="false" style:text-line-through-style="none" style:text-line-through-type="none" style:font-name="Liberation Serif" fo:font-size="12pt" fo:language="en" fo:country="US" fo:font-style="normal" fo:text-shadow="none" style:text-underline-style="none" fo:font-weight="normal" fo:background-color="transparent" loext:char-shading-value="0" style:font-size-asian="12pt" style:font-style-asian="normal" style:font-weight-asian="normal" style:font-name-complex="Calibri1" style:font-weight-complex="normal" style:text-emphasize="none"/>
    </style:style>
    <style:style style:name="T27" style:family="text">
      <style:text-properties fo:color="#00000a" style:text-outline="false" style:text-line-through-style="none" style:text-line-through-type="none" style:font-name="Liberation Serif" fo:font-size="12pt" fo:language="en" fo:country="US" fo:font-style="normal" fo:text-shadow="none" style:text-underline-style="none" fo:font-weight="normal" officeooo:rsid="002bb30d" fo:background-color="transparent" loext:char-shading-value="0" style:font-size-asian="12pt" style:font-style-asian="normal" style:font-weight-asian="normal" style:font-name-complex="Calibri1" style:font-weight-complex="normal" style:text-emphasize="none"/>
    </style:style>
    <style:style style:name="T28" style:family="text">
      <style:text-properties fo:color="#00000a" style:text-outline="false" style:text-line-through-style="none" style:text-line-through-type="none" style:font-name="Liberation Serif" fo:font-size="12pt" fo:language="en" fo:country="US" fo:font-style="normal" fo:text-shadow="none" style:text-underline-style="none" fo:font-weight="normal" officeooo:rsid="002c859a" fo:background-color="transparent" loext:char-shading-value="0" style:font-size-asian="12pt" style:font-style-asian="normal" style:font-weight-asian="normal" style:font-name-complex="Calibri1" style:font-weight-complex="normal" style:text-emphasize="none"/>
    </style:style>
    <style:style style:name="T29" style:family="text">
      <style:text-properties fo:color="#00000a" style:text-outline="false" style:text-line-through-style="none" style:text-line-through-type="none" style:font-name="Liberation Serif" fo:font-size="12pt" fo:language="en" fo:country="US" fo:font-style="normal" fo:text-shadow="none" style:text-underline-style="none" fo:font-weight="normal" officeooo:rsid="002ee3dc" fo:background-color="transparent" loext:char-shading-value="0" style:font-size-asian="12pt" style:font-style-asian="normal" style:font-weight-asian="normal" style:font-name-complex="Calibri1" style:font-weight-complex="normal" style:text-emphasize="none"/>
    </style:style>
    <style:style style:name="T30" style:family="text">
      <style:text-properties fo:color="#00000a" style:text-outline="false" style:text-line-through-style="none" style:text-line-through-type="none" style:font-name="Liberation Serif" fo:font-size="12pt" fo:language="en" fo:country="US" fo:font-style="normal" fo:text-shadow="none" style:text-underline-style="none" fo:font-weight="normal" officeooo:rsid="002f4a4d" fo:background-color="transparent" loext:char-shading-value="0" style:font-size-asian="12pt" style:font-style-asian="normal" style:font-weight-asian="normal" style:font-name-complex="Calibri1" style:font-weight-complex="normal" style:text-emphasize="none"/>
    </style:style>
    <style:style style:name="T31" style:family="text">
      <style:text-properties fo:color="#00000a" style:text-outline="false" style:text-line-through-style="none" style:text-line-through-type="none" style:font-name="Liberation Serif" fo:font-size="12pt" fo:language="en" fo:country="US" fo:font-style="normal" fo:text-shadow="none" style:text-underline-style="none" fo:font-weight="normal" officeooo:rsid="0034b6e7" fo:background-color="transparent" loext:char-shading-value="0" style:font-size-asian="12pt" style:font-style-asian="normal" style:font-weight-asian="normal" style:font-name-complex="Calibri1" style:font-weight-complex="normal" style:text-emphasize="none"/>
    </style:style>
    <style:style style:name="T32" style:family="text">
      <style:text-properties fo:color="#000000" fo:background-color="#ffffff" loext:char-shading-value="0"/>
    </style:style>
    <style:style style:name="T33" style:family="text">
      <style:text-properties fo:color="#000000" style:font-name="Liberation Serif" fo:background-color="#ffffff" loext:char-shading-value="0"/>
    </style:style>
    <style:style style:name="T34" style:family="text">
      <style:text-properties fo:color="#000000" style:font-name="Liberation Serif" officeooo:rsid="0036e235" fo:background-color="#ffffff" loext:char-shading-value="0"/>
    </style:style>
    <style:style style:name="T35" style:family="text">
      <style:text-properties fo:color="#000000" style:font-name="Liberation Serif" officeooo:rsid="003abd25" fo:background-color="#ffffff" loext:char-shading-value="0"/>
    </style:style>
    <style:style style:name="T36" style:family="text">
      <style:text-properties officeooo:rsid="0037469a"/>
    </style:style>
    <style:style style:name="T37" style:family="text">
      <style:text-properties officeooo:rsid="0037469a" style:font-size-complex="11pt"/>
    </style:style>
    <style:style style:name="T38" style:family="text">
      <style:text-properties style:font-name="Courier" officeooo:rsid="0037469a"/>
    </style:style>
    <style:style style:name="T39" style:family="text">
      <style:text-properties fo:color="#ffffff" style:font-name="Courier" officeooo:rsid="0037469a"/>
    </style:style>
    <style:style style:name="T40" style:family="text">
      <style:text-properties fo:color="#ffffff" style:font-name="Courier" officeooo:rsid="0037469a" fo:background-color="#000000" loext:char-shading-value="0"/>
    </style:style>
    <style:style style:name="T41" style:family="text">
      <style:text-properties officeooo:rsid="003abd25"/>
    </style:style>
    <style:style style:name="T42" style:family="text">
      <style:text-properties style:font-name="Liberation Serif"/>
    </style:style>
    <style:style style:name="T43" style:family="text">
      <style:text-properties style:font-name="Liberation Serif" fo:background-color="#ffffff" loext:char-shading-value="0"/>
    </style:style>
    <style:style style:name="T44" style:family="text">
      <style:text-properties fo:font-size="26pt" style:font-size-asian="26pt" style:font-size-complex="26pt"/>
    </style:style>
    <style:style style:name="T45" style:family="text">
      <style:text-properties fo:font-size="12pt"/>
    </style:style>
    <style:style style:name="gr1" style:family="graphic">
      <style:graphic-properties draw:stroke="none" svg:stroke-color="#000000" draw:fill="none" draw:fill-color="#ffffff" fo:min-height="0.46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3839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EEK 3 (16.1.2016 to 23.1.201<text:span text:style-name="T1">7</text:span>)</text:p>
      <text:p text:style-name="P1"/>
      <text:p text:style-name="P1">planned work:</text:p>
      <text:p text:style-name="P1"><text:span text:style-name="T3">1. </text:span>identify subjects with at least two visits.</text:p>
      <text:p text:style-name="P1"><text:span text:style-name="T3">2. </text:span>make a list of variables defining the unhealthy environment</text:p>
      <text:p text:style-name="P1"><text:span text:style-name="T3">3.</text:span> identify subjects who have all the data for those variables</text:p>
      <text:p text:style-name="P1"><text:span text:style-name="T3">4.</text:span>make a table of the descriptive statistics for the chosen list of variables </text:p>
      <text:p text:style-name="P1"><text:span text:style-name="T3">5. </text:span>start identifying subjects persistently exposed to unhealthy environment by constructing a diet score:</text:p>
      <text:p text:style-name="P1"><text:span text:style-name="T23">a) </text:span>commonly used score called healthy diet score</text:p>
      <text:p text:style-name="P1"><text:span text:style-name="T3">b) </text:span>commonly used score called Nordic nutrition score</text:p>
      <text:p text:style-name="P1"><text:span text:style-name="T3">c) </text:span>combination</text:p>
      <text:p text:style-name="P1">*multiply the outcome with the weight association outcome</text:p>
      <text:p text:style-name="P1"/>
      <text:p text:style-name="P2"/>
      <text:p text:style-name="P3"><text:span text:style-name="T3">1.</text:span> there are 111505 unique subject ids in the Multimodality/VIP_161102.csv, some of those are repeated more that once through the 168330 rows.</text:p>
      <text:p text:style-name="P12">65937 subjects(65938 -1 for head), have only one visit, 34348 subjects have two visits, 11183 subjects have three and 37 subjects have four visits.</text:p>
      <text:p text:style-name="P4">Those that have <text:span text:style-name="T2">three</text:span> and <text:span text:style-name="T2">four </text:span>will have <text:span text:style-name="T2">two visits</text:span> as well so I added them up and got <text:span text:style-name="T4">45568</text:span> <text:span text:style-name="T2">subjects with at least two visits</text:span>. <text:span text:style-name="T24">Here you can see how I checked that, if you want to make sure it is correct:</text:span></text:p>
      <text:p text:style-name="P2"/>
      <text:p text:style-name="P5">[jerneja_m@purple Private]$ cut -d"," -f1 VIP_161102.csv | wc -l</text:p>
      <text:p text:style-name="P5">168331</text:p>
      <text:p text:style-name="P2"/>
      <text:p text:style-name="P2">-1 for head=168330</text:p>
      <text:p text:style-name="P2"/>
      <text:p text:style-name="P5">[jerneja_m@purple Private]$ cut -d"," -f1 VIP_161102.csv | sort -n | uniq | wc -l</text:p>
      <text:p text:style-name="P5">111506</text:p>
      <text:p text:style-name="P2"/>
      <text:p text:style-name="P2">-1 for head= 111505</text:p>
      <text:p text:style-name="P2"/>
      <text:p text:style-name="P6">[jerneja_m@purple Private]$ cat VIP_161102.csv | cut -d"," -f1 |sort -n |uniq -c | cut -d" " -f7 | sort -n | uniq -c</text:p>
      <text:p text:style-name="P6"><text:s text:c="2"/>65938 1</text:p>
      <text:p text:style-name="P6"><text:s text:c="2"/>34348 2</text:p>
      <text:p text:style-name="P6"><text:s text:c="2"/>11183 3</text:p>
      <text:p text:style-name="P6"><text:s text:c="5"/>37 4</text:p>
      <text:p text:style-name="P6"/>
      <text:p text:style-name="P6"/>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I checked the time difference of these, to make sure the right visits <text:span text:style-name="T14">will be</text:span> identified. <text:span text:style-name="T14">It turns out it is a little messy. I had checked the ordered years of the visits, then counted the number of subjects for each year, for each visit, then for all the visit combination(2 visits-1combination, 3 visits-3 combinations, 4 visits-6 combinations) I looked at the time difference and counted the number of subjects. If you want to repeat to check I did everything correct, run the python script(on git in the code/data_exploration) in the Multimodality folder and then run the below commands which use the output file of the script.</text:span></text:p>
      <text:p text:style-name="P13"/>
      <text:p text:style-name="P14">Years of the visits:</text:p>
      <text:p text:style-name="P7"><text:span text:style-name="T15">jerneja_m@purple Private]$ cat temporary_file_checking_visits_time | </text:span><text:span text:style-name="T18">grep</text:span><text:span text:style-name="T15"> "first visit:"| sort -n | </text:span><text:span text:style-name="T18">uniq</text:span><text:span text:style-name="T15"> -c</text:span></text:p>
      <text:p text:style-name="P23"><text:s text:c="4"/>143 <text:tab/> first visit: 1985</text:p>
      <text:p text:style-name="P23"><text:s text:c="4"/>189 <text:tab/> first visit: 1986</text:p>
      <text:p text:style-name="P23"><text:s text:c="4"/>155 <text:tab/> first visit: 1987</text:p>
      <text:p text:style-name="P23"><text:s text:c="4"/>612 <text:tab/> first visit: 1988</text:p>
      <text:p text:style-name="P23"><text:s text:c="3"/>1262 <text:tab/> first visit: 1989</text:p>
      <text:p text:style-name="P23"><text:s text:c="3"/>2060 <text:tab/> first visit: 1990</text:p>
      <text:p text:style-name="P23"><text:s text:c="3"/>3535 <text:tab/> first visit: 1991</text:p>
      <text:p text:style-name="P23"><text:s text:c="3"/>4309 <text:tab/> first visit: 1992</text:p>
      <text:p text:style-name="P23"><text:s text:c="3"/>4510 <text:tab/> first visit: 1993</text:p>
      <text:p text:style-name="P23"><text:s text:c="3"/>3995 <text:tab/> first visit: 1994</text:p>
      <text:p text:style-name="P23"><text:s text:c="3"/>4198 <text:tab/> first visit: 1995</text:p>
      <text:p text:style-name="P23"><text:s text:c="3"/>3338 <text:tab/> first visit: 1996</text:p>
      <text:p text:style-name="P23"><text:s text:c="3"/>3185 <text:tab/> first visit: 1997</text:p>
      <text:p text:style-name="P23"><text:s text:c="3"/>3020 <text:tab/> first visit: 1998</text:p>
      <text:p text:style-name="P23"><text:s text:c="3"/>2644 <text:tab/> first visit: 1999</text:p>
      <text:p text:style-name="P23"><text:s text:c="3"/>1841 <text:tab/> first visit: 2000</text:p>
      <text:p text:style-name="P23"><text:s text:c="3"/>1554 <text:tab/> first visit: 2001</text:p>
      <text:p text:style-name="P23"><text:s text:c="3"/>1129 <text:tab/> first visit: 2002</text:p>
      <text:p text:style-name="P23"><text:s text:c="4"/>992 <text:tab/> first visit: 2003</text:p>
      <text:p text:style-name="P23"><text:s text:c="3"/>1150 <text:tab/> first visit: 2004</text:p>
      <text:p text:style-name="P23"><text:s text:c="3"/>1254 <text:tab/> first visit: 2005</text:p>
      <text:p text:style-name="P23"><text:s text:c="4"/>478 <text:tab/> first visit: 2006</text:p>
      <text:p text:style-name="P23"><text:s text:c="6"/>5 <text:tab/> first visit: 2007</text:p>
      <text:p text:style-name="P23"><text:s text:c="6"/>2 <text:tab/> first visit: 2008</text:p>
      <text:p text:style-name="P23"><text:s text:c="6"/>1 <text:tab/> first visit: 2009</text:p>
      <text:p text:style-name="P23"><text:s text:c="6"/>1 <text:tab/> first visit: 2010</text:p>
      <text:p text:style-name="P23"><text:s text:c="6"/>3 <text:tab/> first visit: 2011</text:p>
      <text:p text:style-name="P23"><text:s text:c="6"/>2 <text:tab/> first visit: 2012</text:p>
      <text:p text:style-name="P23"><text:s text:c="6"/>1 <text:tab/> first visit: 2014</text:p>
      <text:p text:style-name="P23">[jerneja_m@purple Private]$ </text:p>
      <text:p text:style-name="P23"/>
      <text:p text:style-name="P22"><text:span text:style-name="T15">[jerneja_m@purple Private]$ cat temporary_file_checking_visits_time | </text:span><text:span text:style-name="T18">grep</text:span><text:span text:style-name="T15"> "second visit:"| sort -n | </text:span><text:span text:style-name="T18">uniq</text:span><text:span text:style-name="T15"> -c</text:span></text:p>
      <text:p text:style-name="P23"><text:s text:c="6"/>5 <text:tab/> second visit: 1990</text:p>
      <text:p text:style-name="P23"><text:s text:c="6"/>1 <text:tab/> second visit: 1991</text:p>
      <text:p text:style-name="P23"><text:s text:c="6"/>4 <text:tab/> second visit: 1992</text:p>
      <text:p text:style-name="P23"><text:s text:c="6"/>7 <text:tab/> second visit: 1993</text:p>
      <text:p text:style-name="P23"><text:s text:c="6"/>5 <text:tab/> second visit: 1994</text:p>
      <text:p text:style-name="P23"><text:s text:c="4"/>117 <text:tab/> second visit: 1995</text:p>
      <text:p text:style-name="P23"><text:s text:c="4"/>177 <text:tab/> second visit: 1996</text:p>
      <text:p text:style-name="P23"><text:s text:c="4"/>157 <text:tab/> second visit: 1997</text:p>
      <text:p text:style-name="P23"><text:s text:c="4"/>537 <text:tab/> second visit: 1998</text:p>
      <text:p text:style-name="P23"><text:s text:c="4"/>456 <text:tab/> second visit: 1999</text:p>
      <text:p text:style-name="P23"><text:s text:c="3"/>2244 <text:tab/> second visit: 2000</text:p>
      <text:p text:style-name="P23"><text:s text:c="3"/>3147 <text:tab/> second visit: 2001</text:p>
      <text:p text:style-name="P23"><text:s text:c="3"/>3911 <text:tab/> second visit: 2002</text:p>
      <text:p text:style-name="P23"><text:s text:c="3"/>4088 <text:tab/> second visit: 2003</text:p>
      <text:p text:style-name="P23"><text:s text:c="3"/>3710 <text:tab/> second visit: 2004</text:p>
      <text:p text:style-name="P23"><text:s text:c="3"/>3920 <text:tab/> second visit: 2005</text:p>
      <text:p text:style-name="P23"><text:s text:c="3"/>2880 <text:tab/> second visit: 2006</text:p>
      <text:p text:style-name="P23"><text:s text:c="3"/>3228 <text:tab/> second visit: 2007</text:p>
      <text:p text:style-name="P23"><text:s text:c="3"/>3023 <text:tab/> second visit: 2008</text:p>
      <text:p text:style-name="P23"><text:soft-page-break/><text:s text:c="3"/>2738 <text:tab/> second visit: 2009</text:p>
      <text:p text:style-name="P23"><text:s text:c="3"/>2379 <text:tab/> second visit: 2010</text:p>
      <text:p text:style-name="P23"><text:s text:c="3"/>2030 <text:tab/> second visit: 2011</text:p>
      <text:p text:style-name="P23"><text:s text:c="3"/>1569 <text:tab/> second visit: 2012</text:p>
      <text:p text:style-name="P23"><text:s text:c="3"/>1505 <text:tab/> second visit: 2013</text:p>
      <text:p text:style-name="P23"><text:s text:c="3"/>1589 <text:tab/> second visit: 2014</text:p>
      <text:p text:style-name="P23"><text:s text:c="3"/>1591 <text:tab/> second visit: 2015</text:p>
      <text:p text:style-name="P23"><text:s text:c="4"/>550 <text:tab/> second visit: 2016</text:p>
      <text:p text:style-name="P23"/>
      <text:p text:style-name="P23">[jerneja_m@purple Private]$ </text:p>
      <text:p text:style-name="P23"/>
      <text:p text:style-name="P22"><text:span text:style-name="T15">[jerneja_m@purple Private]$ cat temporary_file_checking_visits_time | </text:span><text:span text:style-name="T18">grep</text:span><text:span text:style-name="T15"> "third visit:"| sort -n | </text:span><text:span text:style-name="T18">uniq</text:span><text:span text:style-name="T15"> -c</text:span></text:p>
      <text:p text:style-name="P23"><text:s text:c="6"/>1 <text:tab/> third visit: 1999</text:p>
      <text:p text:style-name="P23"><text:s text:c="6"/>6 <text:tab/> third visit: 2000</text:p>
      <text:p text:style-name="P23"><text:s text:c="6"/>4 <text:tab/> third visit: 2001</text:p>
      <text:p text:style-name="P23"><text:s text:c="6"/>3 <text:tab/> third visit: 2002</text:p>
      <text:p text:style-name="P23"><text:s text:c="6"/>3 <text:tab/> third visit: 2003</text:p>
      <text:p text:style-name="P23"><text:s text:c="6"/>3 <text:tab/> third visit: 2004</text:p>
      <text:p text:style-name="P23"><text:s text:c="5"/>68 <text:tab/> third visit: 2005</text:p>
      <text:p text:style-name="P23"><text:s text:c="5"/>46 <text:tab/> third visit: 2006</text:p>
      <text:p text:style-name="P23"><text:s text:c="5"/>58 <text:tab/> third visit: 2007</text:p>
      <text:p text:style-name="P23"><text:s text:c="4"/>235 <text:tab/> third visit: 2008</text:p>
      <text:p text:style-name="P23"><text:s text:c="4"/>228 <text:tab/> third visit: 2009</text:p>
      <text:p text:style-name="P23"><text:s text:c="3"/>1179 <text:tab/> third visit: 2010</text:p>
      <text:p text:style-name="P23"><text:s text:c="3"/>1635 <text:tab/> third visit: 2011</text:p>
      <text:p text:style-name="P23"><text:s text:c="3"/>2030 <text:tab/> third visit: 2012</text:p>
      <text:p text:style-name="P23"><text:s text:c="3"/>1883 <text:tab/> third visit: 2013</text:p>
      <text:p text:style-name="P23"><text:s text:c="3"/>1783 <text:tab/> third visit: 2014</text:p>
      <text:p text:style-name="P23"><text:s text:c="3"/>1688 <text:tab/> third visit: 2015</text:p>
      <text:p text:style-name="P23"><text:s text:c="4"/>367 <text:tab/> third visit: 2016</text:p>
      <text:p text:style-name="P23"/>
      <text:p text:style-name="P22"><text:span text:style-name="T15">[jerneja_m@purple Private]$ cat temporary_file_checking_visits_time | </text:span><text:span text:style-name="T18">grep</text:span><text:span text:style-name="T15"> "fourth visit:"| sort -n | </text:span><text:span text:style-name="T18">uniq</text:span><text:span text:style-name="T15"> -c</text:span></text:p>
      <text:p text:style-name="P23"><text:s text:c="6"/>1 <text:tab/> fourth visit: 2007</text:p>
      <text:p text:style-name="P23"><text:s text:c="6"/>1 <text:tab/> fourth visit: 2009</text:p>
      <text:p text:style-name="P23"><text:s text:c="6"/>2 <text:tab/> fourth visit: 2010</text:p>
      <text:p text:style-name="P23"><text:s text:c="6"/>3 <text:tab/> fourth visit: 2011</text:p>
      <text:p text:style-name="P23"><text:s text:c="6"/>1 <text:tab/> fourth visit: 2012</text:p>
      <text:p text:style-name="P23"><text:s text:c="6"/>1 <text:tab/> fourth visit: 2013</text:p>
      <text:p text:style-name="P23"><text:s text:c="6"/>1 <text:tab/> fourth visit: 2014</text:p>
      <text:p text:style-name="P23"><text:s text:c="5"/>22 <text:tab/> fourth visit: 2015</text:p>
      <text:p text:style-name="P23"><text:s text:c="6"/>5 <text:tab/> fourth visit: 2016</text:p>
      <text:p text:style-name="P7"/>
      <text:p text:style-name="P7"/>
      <text:p text:style-name="P7"/>
      <text:p text:style-name="P14">So, the first visit can also be quite l<text:span text:style-name="T19">ate and sometimes this will result in little time difference, sometimes the first and third, or first and fourth, or second and third etc. will have the time difference of around 10 years we want, <text:s/>but they might be shifted in time and I am not sure if we want to allow that?</text:span></text:p>
      <text:p text:style-name="P15">Here are all the differences in the visits:</text:p>
      <text:p text:style-name="P15"/>
      <text:p text:style-name="P15">First two visits:</text:p>
      <text:p text:style-name="P15"/>
      <text:p text:style-name="P8"><text:span text:style-name="T16">[jerneja_m@purple Private]$ cat temporary_file_checking_visits_time | </text:span><text:span text:style-name="T17">grep</text:span><text:span text:style-name="T16"> "between the first two" | cut -d":" -f2 | sort -n | </text:span><text:span text:style-name="T17">uniq</text:span><text:span text:style-name="T16"> -c</text:span></text:p>
      <text:p text:style-name="P24"><text:s text:c="5"/>13 <text:s/>0</text:p>
      <text:p text:style-name="P24"><text:s text:c="5"/>11 <text:s/>1</text:p>
      <text:p text:style-name="P24"><text:s text:c="6"/>3 <text:s/>2</text:p>
      <text:p text:style-name="P24"><text:s text:c="5"/>13 <text:s/>3</text:p>
      <text:p text:style-name="P24"><text:s text:c="5"/>15 <text:s/>4</text:p>
      <text:p text:style-name="P24"><text:soft-page-break/><text:s text:c="5"/>16 <text:s/>5</text:p>
      <text:p text:style-name="P24"><text:s text:c="5"/>17 <text:s/>6</text:p>
      <text:p text:style-name="P24"><text:s text:c="5"/>28 <text:s/>7</text:p>
      <text:p text:style-name="P24"><draw:frame text:anchor-type="paragraph" draw:z-index="0" draw:style-name="gr1" draw:text-style-name="P53" svg:width="0.174in" svg:height="0.4689in" svg:x="1.1965in" svg:y="0.1492in"><draw:text-box><text:p><text:span text:style-name="T44">}</text:span></text:p></draw:text-box></draw:frame> <text:s text:c="3"/>108 <text:s/>8</text:p>
      <text:p text:style-name="P24"><draw:frame text:anchor-type="paragraph" draw:z-index="1" draw:style-name="gr2" draw:text-style-name="P54" svg:width="1.5362in" svg:height="0.3843in" svg:x="1.3701in" svg:y="0.0311in"><draw:text-box><text:p><text:span text:style-name="T45">Majority is around 10 years difference</text:span></text:p></draw:text-box></draw:frame> <text:s text:c="2"/>1884 <text:s/>9</text:p>
      <text:p text:style-name="P24"><text:s text:c="2"/>38984 <text:s/>10</text:p>
      <text:p text:style-name="P24"><text:s text:c="3"/>1376 <text:s/>11</text:p>
      <text:p text:style-name="P24"><text:s text:c="5"/>50 <text:s/>12</text:p>
      <text:p text:style-name="P24"><text:s text:c="6"/>7 <text:s/>13</text:p>
      <text:p text:style-name="P24"><text:s text:c="5"/>10 <text:s/>14</text:p>
      <text:p text:style-name="P24"><text:s text:c="6"/>6 <text:s/>15</text:p>
      <text:p text:style-name="P24"><text:s text:c="6"/>6 <text:s/>16</text:p>
      <text:p text:style-name="P24"><text:s text:c="6"/>2 <text:s/>17</text:p>
      <text:p text:style-name="P24"><text:s text:c="5"/>10 <text:s/>18</text:p>
      <text:p text:style-name="P24"><text:s text:c="4"/>256 <text:s/>19</text:p>
      <text:p text:style-name="P24"><text:s text:c="3"/>2530 <text:s/>20</text:p>
      <text:p text:style-name="P24"><text:s text:c="4"/>214 <text:s/>21</text:p>
      <text:p text:style-name="P24"><text:s text:c="6"/>4 <text:s/>22</text:p>
      <text:p text:style-name="P24"><text:s text:c="6"/>1 <text:s/>25</text:p>
      <text:p text:style-name="P24"><text:s text:c="6"/>1 <text:s/>26</text:p>
      <text:p text:style-name="P24"><text:s text:c="6"/>3 <text:s/>30</text:p>
      <text:p text:style-name="P24">[jerneja_m@purple Private]$ </text:p>
      <text:p text:style-name="P15"/>
      <text:p text:style-name="P15"/>
      <text:p text:style-name="P15">Second two visits(difference between the second visit and the third):</text:p>
      <text:p text:style-name="P15"/>
      <text:p text:style-name="P31"/>
      <text:p text:style-name="P27"><text:span text:style-name="T16">[jerneja_m@purple Private]$ cat temporary_file_checking_visits_time | </text:span><text:span text:style-name="T17">grep</text:span><text:span text:style-name="T16"> "between the second two" | cut -d":" -f2 | sort -n | </text:span><text:span text:style-name="T17">uniq</text:span><text:span text:style-name="T16"> -c</text:span></text:p>
      <text:p text:style-name="P24"><text:s text:c="6"/>7 <text:s/>0</text:p>
      <text:p text:style-name="P24"><text:s text:c="6"/>1 <text:s/>1</text:p>
      <text:p text:style-name="P24"><text:s text:c="6"/>3 <text:s/>2</text:p>
      <text:p text:style-name="P24"><text:s text:c="6"/>5 <text:s/>3</text:p>
      <text:p text:style-name="P24"><text:s text:c="6"/>2 <text:s/>4</text:p>
      <text:p text:style-name="P24"><text:s text:c="6"/>2 <text:s/>5</text:p>
      <text:p text:style-name="P24"><text:s text:c="6"/>3 <text:s/>6</text:p>
      <text:p text:style-name="P24"><text:s text:c="6"/>3 <text:s/>7</text:p>
      <text:p text:style-name="P24"><draw:frame text:anchor-type="paragraph" draw:z-index="2" draw:style-name="gr1" draw:text-style-name="P53" svg:width="0.174in" svg:height="0.4689in" svg:x="1.1965in" svg:y="0.1492in"><draw:text-box><text:p><text:span text:style-name="T44">}</text:span></text:p></draw:text-box></draw:frame> <text:s text:c="5"/>8 <text:s/>8</text:p>
      <text:p text:style-name="P24"><draw:frame text:anchor-type="paragraph" draw:z-index="3" draw:style-name="gr2" draw:text-style-name="P54" svg:width="1.5362in" svg:height="0.3843in" svg:x="1.3701in" svg:y="0.0311in"><draw:text-box><text:p><text:span text:style-name="T45">Majority is around 10 years difference</text:span></text:p></draw:text-box></draw:frame> <text:s text:c="3"/>240 <text:s/>9</text:p>
      <text:p text:style-name="P24"><text:s text:c="2"/>10752 <text:s/>10</text:p>
      <text:p text:style-name="P24"><text:s text:c="4"/>181 <text:s/>11</text:p>
      <text:p text:style-name="P24"><text:s text:c="6"/>3 <text:s/>12</text:p>
      <text:p text:style-name="P24"><text:s text:c="6"/>1 <text:s/>13</text:p>
      <text:p text:style-name="P24"><text:s text:c="6"/>8 <text:s/>20</text:p>
      <text:p text:style-name="P24"><text:s text:c="6"/>1 <text:s/>21</text:p>
      <text:p text:style-name="P24">[jerneja_m@purple Private]$ </text:p>
      <text:p text:style-name="P15"/>
      <text:p text:style-name="P15"/>
      <text:p text:style-name="P15">Third two visits(difference between the third visit and the fourth, <text:span text:style-name="T22">with 31+1 candidates</text:span>:</text:p>
      <text:p text:style-name="P15"/>
      <text:p text:style-name="P31"/>
      <text:p text:style-name="P27"><text:span text:style-name="T16">[jerneja_m@purple Private]$ cat temporary_file_checking_visits_time | </text:span><text:span text:style-name="T17">grep</text:span><text:span text:style-name="T16"> "between the third two" | cut -d":" -f2 | sort -n | </text:span><text:span text:style-name="T17">uniq</text:span><text:span text:style-name="T16"> -c</text:span></text:p>
      <text:p text:style-name="P24"><text:s text:c="6"/>4 <text:s/>0</text:p>
      <text:p text:style-name="P24"><text:s text:c="6"/>1 <text:s/>1</text:p>
      <text:p text:style-name="P24"><text:s text:c="6"/>1 <text:s/>9</text:p>
      <text:p text:style-name="P24"><text:soft-page-break/><text:s text:c="5"/>31 <text:s/>10</text:p>
      <text:p text:style-name="P24">[jerneja_m@purple Private]$ </text:p>
      <text:p text:style-name="P16"/>
      <text:p text:style-name="P16"/>
      <text:p text:style-name="P18"><text:span text:style-name="T20">D</text:span>ifference between the <text:span text:style-name="T20">first</text:span> visit and third, <text:span text:style-name="T22">with 1+14+5 candidates</text:span>:</text:p>
      <text:p text:style-name="P16"/>
      <text:p text:style-name="P26"/>
      <text:p text:style-name="P25"/>
      <text:p text:style-name="P27"><text:span text:style-name="T16">[jerneja_m@purple Private]$ cat temporary_file_checking_visits_time | </text:span><text:span text:style-name="T17">grep</text:span><text:span text:style-name="T16"> "between the first and third" | cut -d":" -f2 | sort -n | </text:span><text:span text:style-name="T17">uniq</text:span><text:span text:style-name="T16"> -c</text:span></text:p>
      <text:p text:style-name="P24"><text:s text:c="6"/>1 <text:s/>9</text:p>
      <text:p text:style-name="P24"><text:s text:c="5"/>14 <text:s/>10</text:p>
      <text:p text:style-name="P24"><text:s text:c="6"/>5 <text:s/>11</text:p>
      <text:p text:style-name="P24"><text:s text:c="6"/>4 <text:s/>12</text:p>
      <text:p text:style-name="P24"><text:s text:c="6"/>6 <text:s/>13</text:p>
      <text:p text:style-name="P24"><text:s text:c="6"/>9 <text:s/>14</text:p>
      <text:p text:style-name="P24"><text:s text:c="6"/>3 <text:s/>15</text:p>
      <text:p text:style-name="P24"><text:s text:c="6"/>7 <text:s/>16</text:p>
      <text:p text:style-name="P24"><text:s text:c="6"/>5 <text:s/>17</text:p>
      <text:p text:style-name="P24"><text:s text:c="5"/>36 <text:s/>18</text:p>
      <text:p text:style-name="P24"><text:s text:c="4"/>790 <text:s/>19</text:p>
      <text:p text:style-name="P24"><text:s text:c="3"/>9739 <text:s/>20</text:p>
      <text:p text:style-name="P24"><text:s text:c="4"/>575 <text:s/>21</text:p>
      <text:p text:style-name="P24"><text:s text:c="6"/>9 <text:s/>22</text:p>
      <text:p text:style-name="P24"><text:s text:c="6"/>1 <text:s/>23</text:p>
      <text:p text:style-name="P24"><text:s text:c="6"/>1 <text:s/>25</text:p>
      <text:p text:style-name="P24"><text:s text:c="6"/>1 <text:s/>26</text:p>
      <text:p text:style-name="P24"><text:s text:c="5"/>14 <text:s/>30</text:p>
      <text:p text:style-name="P24">[jerneja_m@purple Private]$ </text:p>
      <text:p text:style-name="P16"/>
      <text:p text:style-name="P16"/>
      <text:p text:style-name="P18"><text:span text:style-name="T20">D</text:span>ifference between the <text:span text:style-name="T20">second</text:span> visit and <text:span text:style-name="T20">fourth</text:span>, <text:span text:style-name="T22">with 4+1 candidates</text:span>:</text:p>
      <text:p text:style-name="P16"/>
      <text:p text:style-name="P26"/>
      <text:p text:style-name="P27"><text:span text:style-name="T16">[jerneja_m@purple Private]$ cat temporary_file_checking_visits_time | </text:span><text:span text:style-name="T17">grep</text:span><text:span text:style-name="T16"> "between the second and fourth" | cut -d":" -f2 | sort -n | </text:span><text:span text:style-name="T17">uniq</text:span><text:span text:style-name="T16"> -c</text:span></text:p>
      <text:p text:style-name="P24"><text:s text:c="6"/>4 <text:s/>10</text:p>
      <text:p text:style-name="P24"><text:s text:c="6"/>1 <text:s/>11</text:p>
      <text:p text:style-name="P24"><text:s text:c="6"/>1 <text:s/>13</text:p>
      <text:p text:style-name="P24"><text:s text:c="6"/>2 <text:s/>19</text:p>
      <text:p text:style-name="P24"><text:s text:c="5"/>29 <text:s/>20</text:p>
      <text:p text:style-name="P24">[jerneja_m@purple Private]$ </text:p>
      <text:p text:style-name="P28"/>
      <text:p text:style-name="P17"/>
      <text:p text:style-name="P18"><text:span text:style-name="T20">D</text:span>ifference between the <text:span text:style-name="T21">first</text:span> visit and <text:span text:style-name="T20">fourth</text:span>, <text:span text:style-name="T22">without any candidates</text:span>:</text:p>
      <text:p text:style-name="P11"/>
      <text:p text:style-name="P24"/>
      <text:p text:style-name="P27"><text:span text:style-name="T16">[jerneja_m@purple Private]$ cat temporary_file_checking_visits_time | </text:span><text:span text:style-name="T17">grep</text:span><text:span text:style-name="T16"> "between the first and fourth" | cut -d":" -f2 | sort -n | </text:span><text:span text:style-name="T17">uniq</text:span><text:span text:style-name="T16"> -c</text:span></text:p>
      <text:p text:style-name="P24"><text:s text:c="6"/>6 <text:s/>20</text:p>
      <text:p text:style-name="P24"><text:s text:c="6"/>3 <text:s/>21</text:p>
      <text:p text:style-name="P24"><text:s text:c="6"/>1 <text:s/>22</text:p>
      <text:p text:style-name="P24"><text:s text:c="6"/>1 <text:s/>25</text:p>
      <text:p text:style-name="P24"><text:s text:c="5"/>26 <text:s/>30</text:p>
      <text:p text:style-name="P24">[jerneja_m@purple Private]$ </text:p>
      <text:p text:style-name="P24"/>
      <text:p text:style-name="P8"><text:soft-page-break/></text:p>
      <text:p text:style-name="P9"><text:span text:style-name="T5">So here we need to discuss whether we want to be safe and take just those subjects who had their first visit in a certain period around [1985,</text:span><text:span text:style-name="T10">?</text:span><text:span text:style-name="T5">] and second visit 10 +-</text:span><text:span text:style-name="T10">?</text:span><text:span text:style-name="T5"> years later.</text:span></text:p>
      <text:p text:style-name="P9"><text:span text:style-name="T5">Or take any two visits as long as they have 10 +-</text:span><text:span text:style-name="T10">?</text:span><text:span text:style-name="T5"> years in between?</text:span></text:p>
      <text:p text:style-name="P10"><text:span text:style-name="T5">And </text:span><text:span text:style-name="T6">then </text:span><text:span text:style-name="T5">I will save a list of enummers for the visit pair</text:span><text:span text:style-name="T7">s</text:span><text:span text:style-name="T5"> we want.</text:span></text:p>
      <text:p text:style-name="P33"/>
      <text:p text:style-name="P33"/>
      <text:p text:style-name="P33"/>
      <text:p text:style-name="P19"><text:span text:style-name="T8">2. </text:span><text:span text:style-name="T9">I started putting together a list of variables used to identify the lean phenotype in unhealthy environment. I checked if any of the described variables are missing in the dataset and other way around. In the described variables there are </text:span><text:span text:style-name="T11">Date of diagnosis, </text:span><text:span text:style-name="T12">fasta_prov </text:span><text:span text:style-name="T13">and </text:span><text:span text:style-name="T25">l_v_uppskattad, </text:span><text:span text:style-name="T27">which are not in the dataset. For fasta_prov, it says it is for when fasta_enk has a missing value and for the last one it says, that if it is missing the weight is measured at baseline, instead of using a self reported weight.</text:span></text:p>
      <text:p text:style-name="P19"><text:span text:style-name="T27">In the dataset there are these variables, which dont have the description. </text:span><text:span text:style-name="T31">Most of them look like diet variables and that makes sense since there are no diet variables description in the variables description list. But I am not sure for all of them and are we going to include all the diet variables</text:span><text:span text:style-name="T28">?</text:span></text:p>
      <text:p text:style-name="P36"/>
      <text:p text:style-name="P36"/>
      <text:p text:style-name="P37">besok</text:p>
      <text:p text:style-name="P37">agr10</text:p>
      <text:p text:style-name="P37">BMR</text:p>
      <text:p text:style-name="P37">enkver</text:p>
      <text:p text:style-name="P37">enkver2</text:p>
      <text:p text:style-name="P37">antfrag</text:p>
      <text:p text:style-name="P37">year</text:p>
      <text:p text:style-name="P37">exclude</text:p>
      <text:p text:style-name="P37">missport</text:p>
      <text:p text:style-name="P37">missproc</text:p>
      <text:p text:style-name="P37">FIL</text:p>
      <text:p text:style-name="P37">potport</text:p>
      <text:p text:style-name="P37">kottport</text:p>
      <text:p text:style-name="P37">gronport</text:p>
      <text:p text:style-name="P20"><text:span text:style-name="T27">da01-</text:span><text:span text:style-name="T30">da</text:span><text:span text:style-name="T27">84</text:span></text:p>
      <text:p text:style-name="P37">dat01-DAT66</text:p>
      <text:p text:style-name="P21"><text:span text:style-name="T27">gramlong1</text:span><text:span text:style-name="T29">-gramlong</text:span><text:span text:style-name="T27">84</text:span></text:p>
      <text:p text:style-name="P20"><text:span text:style-name="T27">gramshort1-</text:span><text:span text:style-name="T26">gramshort64</text:span></text:p>
      <text:p text:style-name="P39">ensum1</text:p>
      <text:p text:style-name="P39">protsum1</text:p>
      <text:p text:style-name="P39">protsum1_anim</text:p>
      <text:p text:style-name="P39">protsum1_veg</text:p>
      <text:p text:style-name="P39">kolhsum1</text:p>
      <text:p text:style-name="P39">sacksum1</text:p>
      <text:p text:style-name="P39">DISAsum1</text:p>
      <text:p text:style-name="P39">MOSAsum1</text:p>
      <text:p text:style-name="P39">fibesum1</text:p>
      <text:p text:style-name="P39">FULLKsum1</text:p>
      <text:p text:style-name="P39">alkosum1</text:p>
      <text:p text:style-name="P39">fettsum1</text:p>
      <text:p text:style-name="P39"><text:soft-page-break/>mfetsum1</text:p>
      <text:p text:style-name="P39">MONOsum1</text:p>
      <text:p text:style-name="P39">POLYsum1</text:p>
      <text:p text:style-name="P39">TRANSsum1</text:p>
      <text:p text:style-name="P39">kolesum1</text:p>
      <text:p text:style-name="P39">FA140_sum1</text:p>
      <text:p text:style-name="P39">FA160_sum1</text:p>
      <text:p text:style-name="P39">FA182_sum1</text:p>
      <text:p text:style-name="P39">FA183_sum1</text:p>
      <text:p text:style-name="P39">FA204_sum1</text:p>
      <text:p text:style-name="P39">FA205_sum1</text:p>
      <text:p text:style-name="P39">FA226_sum1</text:p>
      <text:p text:style-name="P39">FA150_sum1</text:p>
      <text:p text:style-name="P39">FA170_sum1</text:p>
      <text:p text:style-name="P39">MAGNsum1</text:p>
      <text:p text:style-name="P39">NATRsum1</text:p>
      <text:p text:style-name="P39">FOSFsum1</text:p>
      <text:p text:style-name="P39">NIACsum1</text:p>
      <text:p text:style-name="P39">selesum1</text:p>
      <text:p text:style-name="P39">ZINCsum1</text:p>
      <text:p text:style-name="P39">retisum1</text:p>
      <text:p text:style-name="P39">karosum1</text:p>
      <text:p text:style-name="P39">TIAMsum1</text:p>
      <text:p text:style-name="P39">Folasum1</text:p>
      <text:p text:style-name="P39">B2sum1</text:p>
      <text:p text:style-name="P39">B6sum1</text:p>
      <text:p text:style-name="P39">B12sum1</text:p>
      <text:p text:style-name="P39">askosum1</text:p>
      <text:p text:style-name="P39">Dsum1</text:p>
      <text:p text:style-name="P39">tokosum1</text:p>
      <text:p text:style-name="P39">VITKsum1</text:p>
      <text:p text:style-name="P39">jernsum1</text:p>
      <text:p text:style-name="P39">JODIsum1</text:p>
      <text:p text:style-name="P39">kalcsum1</text:p>
      <text:p text:style-name="P39">KALIsum1</text:p>
      <text:p text:style-name="P39">l2a1</text:p>
      <text:p text:style-name="P39">l2a2</text:p>
      <text:p text:style-name="P39">l2a3</text:p>
      <text:p text:style-name="P39">l2a4</text:p>
      <text:p text:style-name="P39">l2a5</text:p>
      <text:p text:style-name="P39">l2a6</text:p>
      <text:p text:style-name="P39">l2b1</text:p>
      <text:p text:style-name="P39">l2b2</text:p>
      <text:p text:style-name="P39">l2b3</text:p>
      <text:p text:style-name="P39">l2b4</text:p>
      <text:p text:style-name="P39">l2b5</text:p>
      <text:p text:style-name="P39">l2b6</text:p>
      <text:p text:style-name="P39">l1</text:p>
      <text:p text:style-name="P39">l2</text:p>
      <text:p text:style-name="P39"><text:soft-page-break/>l3</text:p>
      <text:p text:style-name="P39">l5a</text:p>
      <text:p text:style-name="P39">l5b</text:p>
      <text:p text:style-name="P39">l5c</text:p>
      <text:p text:style-name="P39">kostdata</text:p>
      <text:p text:style-name="P38"/>
      <text:p text:style-name="P34"/>
      <text:p text:style-name="P35">Continuation of 1.:</text:p>
      <text:p text:style-name="P35"/>
      <text:p text:style-name="P35">Looking by the variable “besok” (col 228)</text:p>
      <text:p text:style-name="P35"/>
      <text:p text:style-name="P40">[jerneja_m@purple Private]$ cat VIP_161102.csv | cut -d"," -f228 | sort -n | uniq -c</text:p>
      <text:p text:style-name="P40"><text:s text:c="2"/>23858<text:tab/> </text:p>
      <text:p text:style-name="P40"><text:s text:c="6"/>1 <text:tab/>besok</text:p>
      <text:p text:style-name="P40"><text:s/>100835 1</text:p>
      <text:p text:style-name="P40"><text:s text:c="2"/>38506 <text:tab/>2</text:p>
      <text:p text:style-name="P40"><text:s text:c="3"/>5126 <text:tab/>3</text:p>
      <text:p text:style-name="P40"><text:s text:c="6"/>3 <text:tab/>4</text:p>
      <text:p text:style-name="P40"><text:s text:c="6"/>2 <text:tab/>8888</text:p>
      <text:p text:style-name="P40"/>
      <text:p text:style-name="P40"/>
      <text:p text:style-name="P49">Fortunately, each besok has only unique ids:</text:p>
      <text:p text:style-name="P49"/>
      <text:p text:style-name="P49"/>
      <text:p text:style-name="P41">[jerneja_m@purple Private]$ cat VIP_161102.csv | cut -d"," -f1,228 | grep ",1" | cut -d"," -f1 | sort -n | uniq -c | cut -d" " -f7 | sort -n | uniq -c</text:p>
      <text:p text:style-name="P41"><text:s/>100835 1</text:p>
      <text:p text:style-name="P41">[jerneja_m@purple Private]$ cat VIP_161102.csv | cut -d"," -f1,228 | grep ",2" | cut -d"," -f1 | sort -n | uniq -c | cut -d" " -f7 | sort -n | uniq -c</text:p>
      <text:p text:style-name="P41"><text:s text:c="2"/>38506 1</text:p>
      <text:p text:style-name="P41">[jerneja_m@purple Private]$ cat VIP_161102.csv | cut -d"," -f1,228 | grep ",3" | cut -d"," -f1 | sort -n | uniq -c | cut -d" " -f7 | sort -n | uniq -c</text:p>
      <text:p text:style-name="P41"><text:s text:c="3"/>5126 1</text:p>
      <text:p text:style-name="P41">[jerneja_m@purple Private]$ cat VIP_161102.csv | cut -d"," -f1,228 | grep ",4" | cut -d"," -f1 | sort -n | uniq -c | cut -d" " -f7 | sort -n | uniq -c</text:p>
      <text:p text:style-name="P41"><text:s text:c="6"/>3 1</text:p>
      <text:p text:style-name="P41"/>
      <text:p text:style-name="P41"/>
      <text:p text:style-name="P41"/>
      <text:p text:style-name="P47"><text:span text:style-name="T32"/></text:p>
      <text:p text:style-name="P47"><text:span text:style-name="T32"/></text:p>
      <text:p text:style-name="P47"><text:span text:style-name="T32"/></text:p>
      <text:p text:style-name="P47"><text:soft-page-break/><text:span text:style-name="T32"/></text:p>
      <text:p text:style-name="P47"><text:span text:style-name="T32">Years of the visits are quite spread out:</text:span></text:p>
      <text:p text:style-name="P47"><text:span text:style-name="T32"/></text:p>
      <text:p text:style-name="P42"><text:s/>[jerneja_m@purple Private]$ cat VIP_161102.csv | cut -d"," -f3,228 | grep ",1" | cut -d"," -f1 | cut -d"/" -f3| sort -n | uniq -c </text:p>
      <text:p text:style-name="P42"><text:s text:c="6"/>3 1990</text:p>
      <text:p text:style-name="P42"><text:s text:c="3"/>3843 1991</text:p>
      <text:p text:style-name="P42"><text:s text:c="3"/>6737 1992</text:p>
      <text:p text:style-name="P42"><text:s text:c="3"/>7290 1993</text:p>
      <text:p text:style-name="P42"><text:s text:c="3"/>6575 1994</text:p>
      <text:p text:style-name="P42"><text:s text:c="3"/>6828 1995</text:p>
      <text:p text:style-name="P42"><text:s text:c="3"/>6265 1996</text:p>
      <text:p text:style-name="P42"><text:s text:c="3"/>6050 1997</text:p>
      <text:p text:style-name="P42"><text:s text:c="3"/>6223 1998</text:p>
      <text:p text:style-name="P42"><text:s text:c="3"/>5584 1999</text:p>
      <text:p text:style-name="P42"><text:s text:c="3"/>5500 2000</text:p>
      <text:p text:style-name="P42"><text:s text:c="3"/>3567 2001</text:p>
      <text:p text:style-name="P42"><text:s text:c="3"/>2185 2002</text:p>
      <text:p text:style-name="P42"><text:s text:c="3"/>2292 2003</text:p>
      <text:p text:style-name="P42"><text:s text:c="3"/>2551 2004</text:p>
      <text:p text:style-name="P42"><text:s text:c="3"/>2862 2005</text:p>
      <text:p text:style-name="P42"><text:s text:c="3"/>3740 2006</text:p>
      <text:p text:style-name="P42"><text:s text:c="3"/>3558 2007</text:p>
      <text:p text:style-name="P42"><text:s text:c="3"/>3326 2008</text:p>
      <text:p text:style-name="P42"><text:s text:c="3"/>3495 2009</text:p>
      <text:p text:style-name="P42"><text:s text:c="3"/>3657 2010</text:p>
      <text:p text:style-name="P42"><text:s text:c="3"/>3178 2011</text:p>
      <text:p text:style-name="P42"><text:s text:c="3"/>2964 2012</text:p>
      <text:p text:style-name="P42"><text:s text:c="3"/>2545 2013</text:p>
      <text:p text:style-name="P42"><text:s text:c="5"/>17 2014</text:p>
      <text:p text:style-name="P42"/>
      <text:p text:style-name="P42">[jerneja_m@purple Private]$ cat VIP_161102.csv | cut -d"," -f3,228 | grep ",2" | cut -d"," -f1 | cut -d"/" -f3| sort -n | uniq -c </text:p>
      <text:p text:style-name="P42"><text:s text:c="6"/>3 1992</text:p>
      <text:p text:style-name="P42"><text:s text:c="6"/>2 1993</text:p>
      <text:p text:style-name="P42"><text:s text:c="6"/>2 1994</text:p>
      <text:p text:style-name="P42"><text:s text:c="6"/>7 1995</text:p>
      <text:p text:style-name="P42"><text:s text:c="6"/>4 1996</text:p>
      <text:p text:style-name="P42"><text:s text:c="6"/>5 1997</text:p>
      <text:p text:style-name="P42"><text:s text:c="6"/>3 1998</text:p>
      <text:p text:style-name="P42"><text:s text:c="6"/>6 1999</text:p>
      <text:p text:style-name="P42"><text:s text:c="5"/>25 2000</text:p>
      <text:p text:style-name="P42"><text:s text:c="3"/>2274 2001</text:p>
      <text:p text:style-name="P42"><text:s text:c="3"/>3910 2002</text:p>
      <text:p text:style-name="P42"><text:s text:c="3"/>3975 2003</text:p>
      <text:p text:style-name="P42"><text:s text:c="3"/>3636 2004</text:p>
      <text:p text:style-name="P42"><text:s text:c="3"/>3960 2005</text:p>
      <text:p text:style-name="P42"><text:soft-page-break/><text:s text:c="3"/>2916 2006</text:p>
      <text:p text:style-name="P42"><text:s text:c="3"/>3267 2007</text:p>
      <text:p text:style-name="P42"><text:s text:c="3"/>3190 2008</text:p>
      <text:p text:style-name="P42"><text:s text:c="3"/>2829 2009</text:p>
      <text:p text:style-name="P42"><text:s text:c="3"/>3097 2010</text:p>
      <text:p text:style-name="P42"><text:s text:c="3"/>2311 2011</text:p>
      <text:p text:style-name="P42"><text:s text:c="3"/>1570 2012</text:p>
      <text:p text:style-name="P42"><text:s text:c="3"/>1506 2013</text:p>
      <text:p text:style-name="P42"><text:s text:c="6"/>8 2014</text:p>
      <text:p text:style-name="P42">[jerneja_m@purple Private]$ </text:p>
      <text:p text:style-name="P42"/>
      <text:p text:style-name="P42">[jerneja_m@purple Private]$ cat VIP_161102.csv | cut -d"," -f3,228 | grep ",3" | cut -d"," -f1 | cut -d"/" -f3| sort -n | uniq -c </text:p>
      <text:p text:style-name="P42"><text:s text:c="6"/>1 2001</text:p>
      <text:p text:style-name="P42"><text:s text:c="6"/>1 2002</text:p>
      <text:p text:style-name="P42"><text:s text:c="6"/>3 2003</text:p>
      <text:p text:style-name="P42"><text:s text:c="6"/>2 2004</text:p>
      <text:p text:style-name="P42"><text:s text:c="6"/>7 2005</text:p>
      <text:p text:style-name="P42"><text:s text:c="6"/>2 2006</text:p>
      <text:p text:style-name="P42"><text:s text:c="6"/>4 2007</text:p>
      <text:p text:style-name="P42"><text:s text:c="6"/>3 2008</text:p>
      <text:p text:style-name="P42"><text:s text:c="6"/>5 2009</text:p>
      <text:p text:style-name="P42"><text:s text:c="6"/>9 2010</text:p>
      <text:p text:style-name="P42"><text:s text:c="3"/>1257 2011</text:p>
      <text:p text:style-name="P42"><text:s text:c="3"/>2018 2012</text:p>
      <text:p text:style-name="P42"><text:s text:c="3"/>1807 2013</text:p>
      <text:p text:style-name="P42"><text:s text:c="6"/>7 2014</text:p>
      <text:p text:style-name="P42">[jerneja_m@purple Private]$ </text:p>
      <text:p text:style-name="P42"/>
      <text:p text:style-name="P42">[jerneja_m@purple Private]$ cat VIP_161102.csv | cut -d"," -f3,228 | grep ",4" | cut -d"," -f1 | cut -d"/" -f3| sort -n | uniq -c </text:p>
      <text:p text:style-name="P42"><text:s text:c="6"/>2 2011</text:p>
      <text:p text:style-name="P42"><text:s text:c="6"/>1 2013</text:p>
      <text:p text:style-name="P42">[jerneja_m@purple Private]$ </text:p>
      <text:p text:style-name="P42"/>
      <text:p text:style-name="P42">[jerneja_m@purple Private]$ cat VIP_161102.csv | cut -d"," -f3,228 | grep ",8888" | cut -d"," -f1 | cut -d"/" -f3| sort -n | uniq -c </text:p>
      <text:p text:style-name="P42"><text:s text:c="6"/>2 2012</text:p>
      <text:p text:style-name="P42">[jerneja_m@purple Private]$ </text:p>
      <text:p text:style-name="P42"/>
      <text:p text:style-name="P42">[jerneja_m@purple Private]$ cat VIP_161102.csv | cut -d"," -f3,228 | grep -v ",8888"| grep -v ",1"| grep -v ",2"| grep -v ",3"| grep -v ",4" | cut -d"," -f1 | cut -d"/" -f3| sort -n | uniq -c </text:p>
      <text:p text:style-name="P42"><text:s text:c="6"/>1 datum</text:p>
      <text:p text:style-name="P42"><text:s text:c="4"/>270 1985</text:p>
      <text:p text:style-name="P42"><text:s text:c="4"/>249 1986</text:p>
      <text:p text:style-name="P42"><text:s text:c="4"/>251 1987</text:p>
      <text:p text:style-name="P42"><text:soft-page-break/><text:s text:c="3"/>1042 1988</text:p>
      <text:p text:style-name="P42"><text:s text:c="3"/>1988 1989</text:p>
      <text:p text:style-name="P42"><text:s text:c="3"/>3680 1990</text:p>
      <text:p text:style-name="P42"><text:s text:c="3"/>1887 1991</text:p>
      <text:p text:style-name="P42"><text:s text:c="4"/>184 1992</text:p>
      <text:p text:style-name="P42"><text:s text:c="4"/>191 1993</text:p>
      <text:p text:style-name="P42"><text:s text:c="4"/>183 1994</text:p>
      <text:p text:style-name="P42"><text:s text:c="6"/>1 1999</text:p>
      <text:p text:style-name="P42"><text:s text:c="6"/>1 2000</text:p>
      <text:p text:style-name="P42"><text:s text:c="6"/>1 2009</text:p>
      <text:p text:style-name="P42"><text:s text:c="6"/>3 2011</text:p>
      <text:p text:style-name="P42"><text:s text:c="6"/>3 2012</text:p>
      <text:p text:style-name="P42"><text:s text:c="4"/>112 2013</text:p>
      <text:p text:style-name="P42"><text:s text:c="3"/>6148 2014</text:p>
      <text:p text:style-name="P42"><text:s text:c="3"/>6108 2015</text:p>
      <text:p text:style-name="P42"><text:s text:c="3"/>1556 2016</text:p>
      <text:p text:style-name="P42">[jerneja_m@purple Private]$ </text:p>
      <text:p text:style-name="P42"/>
      <text:p text:style-name="P50">Looking at the for example variable “year” <text:span text:style-name="T41">in the diet variables for the “y</text:span><text:span text:style-name="T37">ear of the health examination”, this is how it looks like for the missing besok:</text:span></text:p>
      <text:p text:style-name="P50"><text:span text:style-name="T37"/></text:p>
      <text:p text:style-name="P50"><text:s/><text:span text:style-name="T40">[jerneja_m@purple Private]$ cat VIP_161102.csv | cut -d"," -f228,234 | grep -v "8888," | grep -v "1," | grep -v "2," | grep -v "3," | grep -v "4," | cut -d"," -f2 | sort -n| uniq -c</text:span></text:p>
      <text:p text:style-name="P43"><text:s text:c="2"/>11600 <text:tab/></text:p>
      <text:p text:style-name="P43"><text:s text:c="6"/>1 <text:tab/>year</text:p>
      <text:p text:style-name="P43"><text:s text:c="6"/>1 <text:tab/>65</text:p>
      <text:p text:style-name="P43"><text:s text:c="6"/>1 <text:tab/>66</text:p>
      <text:p text:style-name="P43"><text:s text:c="6"/>2 <text:tab/>2012</text:p>
      <text:p text:style-name="P43"><text:s text:c="4"/>109 <text:tab/>2013</text:p>
      <text:p text:style-name="P43"><text:s text:c="3"/>6143 <text:tab/>2014</text:p>
      <text:p text:style-name="P43"><text:s text:c="3"/>5972 <text:tab/>2015</text:p>
      <text:p text:style-name="P43"><text:s text:c="5"/>30 <text:tab/>2016</text:p>
      <text:p text:style-name="P43">[jerneja_m@purple Private]$ </text:p>
      <text:p text:style-name="P51"/>
      <text:p text:style-name="P51"/>
      <text:p text:style-name="P51"/>
      <text:p text:style-name="P50"/>
      <text:p text:style-name="P51"/>
      <text:p text:style-name="P51"/>
      <text:p text:style-name="P51"/>
      <text:p text:style-name="P51"/>
      <text:p text:style-name="P51"/>
      <text:p text:style-name="P51"/>
      <text:p text:style-name="P51"/>
      <text:p text:style-name="P51"/>
      <text:p text:style-name="P51"/>
      <text:p text:style-name="P51"><text:soft-page-break/>And for all it is actually like this : </text:p>
      <text:p text:style-name="P51"/>
      <text:p text:style-name="P44">[jerneja_m@purple Private]$ cat VIP_161102.csv | cut -d"," -f228,234 <text:s/>| cut -d"," -f2 | sort -n| uniq -c <text:s/></text:p>
      <text:p text:style-name="P44"><text:tab/>11600 <text:tab/></text:p>
      <text:p text:style-name="P43"><text:s text:c="6"/>1 year</text:p>
      <text:p text:style-name="P43"><text:s text:c="6"/>1 65</text:p>
      <text:p text:style-name="P43"><text:s text:c="6"/>3 66</text:p>
      <text:p text:style-name="P43"><text:s text:c="6"/>3 1990</text:p>
      <text:p text:style-name="P43"><text:s text:c="3"/>3843 1991</text:p>
      <text:p text:style-name="P43"><text:s text:c="3"/>6740 1992</text:p>
      <text:p text:style-name="P43"><text:s text:c="3"/>7292 1993</text:p>
      <text:p text:style-name="P43"><text:s text:c="3"/>6577 1994</text:p>
      <text:p text:style-name="P43"><text:s text:c="3"/>6835 1995</text:p>
      <text:p text:style-name="P43"><text:s text:c="3"/>6269 1996</text:p>
      <text:p text:style-name="P43"><text:s text:c="3"/>6055 1997</text:p>
      <text:p text:style-name="P43"><text:s text:c="3"/>6226 1998</text:p>
      <text:p text:style-name="P43"><text:s text:c="3"/>5590 1999</text:p>
      <text:p text:style-name="P43"><text:s text:c="3"/>5525 2000</text:p>
      <text:p text:style-name="P43"><text:s text:c="3"/>5842 2001</text:p>
      <text:p text:style-name="P43"><text:s text:c="3"/>6096 2002</text:p>
      <text:p text:style-name="P43"><text:s text:c="3"/>6270 2003</text:p>
      <text:p text:style-name="P43"><text:s text:c="3"/>6189 2004</text:p>
      <text:p text:style-name="P43"><text:s text:c="3"/>6829 2005</text:p>
      <text:p text:style-name="P43"><text:s text:c="3"/>6658 2006</text:p>
      <text:p text:style-name="P43"><text:s text:c="3"/>6829 2007</text:p>
      <text:p text:style-name="P43"><text:s text:c="3"/>6519 2008</text:p>
      <text:p text:style-name="P43"><text:s text:c="3"/>6329 2009</text:p>
      <text:p text:style-name="P43"><text:s text:c="3"/>6763 2010</text:p>
      <text:p text:style-name="P43"><text:s text:c="3"/>6748 2011</text:p>
      <text:p text:style-name="P43"><text:s text:c="3"/>6554 2012</text:p>
      <text:p text:style-name="P43"><text:s text:c="3"/>5968 2013</text:p>
      <text:p text:style-name="P43"><text:s text:c="3"/>6175 2014</text:p>
      <text:p text:style-name="P43"><text:s text:c="3"/>5972 2015</text:p>
      <text:p text:style-name="P43"><text:s text:c="5"/>30 2016</text:p>
      <text:p text:style-name="P45">[jerneja_m@purple Private]$ </text:p>
      <text:p text:style-name="P45"><text:span text:style-name="T34"/></text:p>
      <text:p text:style-name="P45"><text:span text:style-name="T34"/></text:p>
      <text:p text:style-name="P45"><text:span text:style-name="T34"/></text:p>
      <text:p text:style-name="P45"><text:span text:style-name="T34"/></text:p>
      <text:p text:style-name="P45"><text:span text:style-name="T34"/></text:p>
      <text:p text:style-name="P45"><text:span text:style-name="T34"/></text:p>
      <text:p text:style-name="P45"><text:span text:style-name="T34"/></text:p>
      <text:p text:style-name="P45"><text:span text:style-name="T34"/></text:p>
      <text:p text:style-name="P45"><text:span text:style-name="T34"/></text:p>
      <text:p text:style-name="P45"><text:span text:style-name="T34"/></text:p>
      <text:p text:style-name="P45"><text:span text:style-name="T34"/></text:p>
      <text:p text:style-name="P45"><text:soft-page-break/><text:span text:style-name="T34">Looking at the </text:span><text:span text:style-name="T35">diet</text:span><text:span text:style-name="T34"> variable “</text:span><text:span text:style-name="T35">exclude</text:span><text:span text:style-name="T34">” </text:span><text:span text:style-name="T33"><text:s/>that indicates level of insufficient diet data:</text:span></text:p>
      <text:p text:style-name="P45"><text:span text:style-name="T33"/></text:p>
      <text:p text:style-name="P46"><text:span text:style-name="T42">[jerneja_m@purple Private]$ cat VIP_161102.csv | cut -d"," -f228,235 | grep -v "8888," | grep -v "1," | grep -v "2," | grep -v "3," | grep -v "4," | cut -d"," -f2 | sort -n| uniq -c</text:span></text:p>
      <text:p text:style-name="P46"><text:span text:style-name="T42"><text:s text:c="2"/>11600<text:tab/> </text:span></text:p>
      <text:p text:style-name="P46"><text:span text:style-name="T42"><text:s text:c="2"/>11957 0</text:span></text:p>
      <text:p text:style-name="P46"><text:span text:style-name="T42"><text:s text:c="6"/>1 exclude</text:span></text:p>
      <text:p text:style-name="P46"><text:span text:style-name="T42"><text:s text:c="4"/>121 1</text:span></text:p>
      <text:p text:style-name="P46"><text:span text:style-name="T42"><text:s text:c="4"/>178 2</text:span></text:p>
      <text:p text:style-name="P46"><text:span text:style-name="T42"><text:s text:c="6"/>1 2000</text:span></text:p>
      <text:p text:style-name="P46"><text:span text:style-name="T42"><text:s text:c="6"/>1 2009</text:span></text:p>
      <text:p text:style-name="P46"><text:span text:style-name="T42">[jerneja_m@purple Private]$</text:span><text:span text:style-name="T33"> </text:span></text:p>
      <text:p text:style-name="P46"><text:span text:style-name="T33"/></text:p>
      <text:p text:style-name="P46"><text:span text:style-name="T33"/></text:p>
      <text:p text:style-name="P52">And for all it is like this :</text:p>
      <text:p text:style-name="P48">[jerneja_m@purple Private]$ cat VIP_161102.csv | cut -d"," -f228,235 | cut -d"," -f2 | sort -n| uniq -c <text:s/>11600<text:tab/> </text:p>
      <text:p text:style-name="P48"><text:s/>149145 0</text:p>
      <text:p text:style-name="P48"><text:s text:c="6"/>1 exclude</text:p>
      <text:p text:style-name="P48"><text:s text:c="3"/>3343 1</text:p>
      <text:p text:style-name="P48"><text:s text:c="3"/>4238 2</text:p>
      <text:p text:style-name="P48"><text:s text:c="6"/>1 2000</text:p>
      <text:p text:style-name="P48"><text:s text:c="6"/>1 2009</text:p>
      <text:p text:style-name="P48"><text:s text:c="6"/>2 2012</text:p>
      <text:p text:style-name="P48">[jerneja_m@purple Privat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svg:font-family="Courier"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83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7T14:48:43.130322368</meta:creation-date>
    <dc:date>2017-01-26T11:57:15.259998494</dc:date>
    <meta:editing-duration>PT4H56M8S</meta:editing-duration>
    <meta:editing-cycles>44</meta:editing-cycles>
    <meta:generator>LibreOffice/5.0.3.2$Linux_X86_64 LibreOffice_project/00m0$Build-2</meta:generator>
    <meta:document-statistic meta:table-count="0" meta:image-count="0" meta:object-count="0" meta:page-count="13" meta:paragraph-count="481" meta:word-count="2247" meta:character-count="13673" meta:non-whitespace-character-count="10255"/>
  </office:meta>
</office:document-meta>
</file>